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3.016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row-height="3.23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2" style:family="table-row">
      <style:table-row-properties style:row-height="1.499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2" style:family="table-row">
      <style:table-row-properties style:row-height="1.499cm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666cm" style:rel-column-width="218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2" style:family="table-row">
      <style:table-row-properties style:row-height="1.499cm"/>
    </style:style>
    <style:style style:name="Tab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8" style:family="table-row">
      <style:table-row-properties style:row-height="2.817cm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5f_20_5f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5f_20_5f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5f_20_5f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5f_20_5f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5f_20_5f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5f_20_5f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O DESCRIPTIVO: REGISTRO PARA FRANCÉS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>Competencias</text:p>
            <text:p/>
            <text:list xml:id="list7435957560478494344" text:style-name="L1">
              <text:list-item>
                <text:p text:style-name="P11">LLT</text:p>
              </text:list-item>
              <text:list-item>
                <text:p text:style-name="P11">PRT</text:p>
              </text:list-item>
              <text:list-item>
                <text:p text:style-name="P11">TFT</text:p>
              </text:list-item>
            </text:list>
          </table:table-cell>
          <table:table-cell table:style-name="Tabla1.B1" office:value-type="string">
            <text:p>Momento de la evaluación</text:p>
            <text:p/>
            <text:p>Noviembre</text:p>
          </table:table-cell>
        </table:table-row>
        <table:table-row table:style-name="Tabla1.2">
          <table:table-cell table:style-name="Tabla1.A2" office:value-type="string">
            <text:p>Indicadores</text:p>
            <text:p/>
            <text:list xml:id="list2159192180594945625" text:style-name="L2">
              <text:list-item>
                <text:p text:style-name="P12">Producción oral</text:p>
              </text:list-item>
              <text:list-item>
                <text:p text:style-name="P12">Comprensión lectora</text:p>
              </text:list-item>
            </text:list>
            <text:p/>
          </table:table-cell>
          <table:table-cell table:style-name="Tabla1.B2" office:value-type="string">
            <text:p>Actividad evaluada</text:p>
            <text:p/>
            <text:p>‘Todos a leer’</text:p>
          </table:table-cell>
        </table:table-row>
      </table:table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>ALUMNO/A</text:p>
          </table:table-cell>
          <table:table-cell table:style-name="Tabla2.A1" office:value-type="string">
            <text:p>DESCRIPCIÓN DE LO OBSERVADO</text:p>
          </table:table-cell>
          <table:table-cell table:style-name="Tabla2.C1" office:value-type="string">
            <text:p>INTERPRETACIÓN DE LO OBSERVADO</text:p>
          </table:table-cell>
        </table:table-row>
        <table:table-row table:style-name="Tabla2.2">
          <table:table-cell table:style-name="Tabla2.A2" office:value-type="float" office:value="1">
            <text:p>1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2">
            <text:p>2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3">
            <text:p>3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4">
            <text:p>4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5">
            <text:p>5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6">
            <text:p>6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7">
            <text:p>7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8">
            <text:p>8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  <table:table-row table:style-name="Tabla2.2">
          <table:table-cell table:style-name="Tabla2.A2" office:value-type="float" office:value="9">
            <text:p>9</text:p>
          </table:table-cell>
          <table:table-cell table:style-name="Tabla2.B2" office:value-type="string">
            <text:p/>
          </table:table-cell>
          <table:table-cell table:style-name="Tabla2.C2" office:value-type="string">
            <text:p/>
          </table:table-cell>
        </table:table-row>
      </table:table>
      <text:p text:style-name="P4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>ALUMNO/A</text:p>
          </table:table-cell>
          <table:table-cell table:style-name="Tabla3.A1" office:value-type="string">
            <text:p>DESCRIPCIÓN DE LO OBSERVADO</text:p>
          </table:table-cell>
          <table:table-cell table:style-name="Tabla3.C1" office:value-type="string">
            <text:p>INTERPRETACIÓN DE LO OBSERVADO</text:p>
          </table:table-cell>
        </table:table-row>
        <table:table-row table:style-name="Tabla3.2">
          <table:table-cell table:style-name="Tabla3.A2" office:value-type="float" office:value="10">
            <text:p>10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1">
            <text:p>11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2">
            <text:p>12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3">
            <text:p>13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4">
            <text:p>14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5">
            <text:p>15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6">
            <text:p>16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7">
            <text:p>17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8">
            <text:p>18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19">
            <text:p>19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20">
            <text:p>20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21">
            <text:p>21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22">
            <text:p>22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23">
            <text:p>23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  <table:table-row table:style-name="Tabla3.2">
          <table:table-cell table:style-name="Tabla3.A2" office:value-type="float" office:value="24">
            <text:p>24</text:p>
          </table:table-cell>
          <table:table-cell table:style-name="Tabla3.B2" office:value-type="string">
            <text:p/>
          </table:table-cell>
          <table:table-cell table:style-name="Tabla3.C2" office:value-type="string">
            <text:p/>
          </table:table-cell>
        </table:table-row>
      </table:table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>ALUMNO/A</text:p>
          </table:table-cell>
          <table:table-cell table:style-name="Tabla5.A1" office:value-type="string">
            <text:p>DESCRIPCIÓN DE LO OBSERVADO</text:p>
          </table:table-cell>
          <table:table-cell table:style-name="Tabla5.C1" office:value-type="string">
            <text:p>INTERPRETACIÓN DE LO OBSERVADO</text:p>
          </table:table-cell>
        </table:table-row>
        <table:table-row table:style-name="Tabla5.2">
          <table:table-cell table:style-name="Tabla5.A2" office:value-type="float" office:value="25">
            <text:p>25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2">
          <table:table-cell table:style-name="Tabla5.A2" office:value-type="float" office:value="26">
            <text:p>26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2">
          <table:table-cell table:style-name="Tabla5.A2" office:value-type="float" office:value="27">
            <text:p>27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2">
          <table:table-cell table:style-name="Tabla5.A2" office:value-type="float" office:value="28">
            <text:p>28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2">
          <table:table-cell table:style-name="Tabla5.A2" office:value-type="float" office:value="29">
            <text:p>29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2">
          <table:table-cell table:style-name="Tabla5.A2" office:value-type="float" office:value="30">
            <text:p>30</text:p>
          </table:table-cell>
          <table:table-cell table:style-name="Tabla5.B2" office:value-type="string">
            <text:p/>
          </table:table-cell>
          <table:table-cell table:style-name="Tabla5.C2" office:value-type="string">
            <text:p/>
          </table:table-cell>
        </table:table-row>
        <table:table-row table:style-name="Tabla5.8">
          <table:table-cell table:style-name="Tabla5.B2" office:value-type="string">
            <text:p>Evaluado por</text:p>
          </table:table-cell>
          <table:table-cell table:style-name="Tabla5.B2" office:value-type="string">
            <text:p>Firma</text:p>
          </table:table-cell>
          <table:table-cell table:style-name="Tabla5.C2" office:value-type="string">
            <text:p>Fech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2"><draw:image xlink:href="http://www3.gobiernodecanarias.org/medusa/ecoescuela/plantillasrecursos/files/2019/02/eso-1-frances.png" xlink:type="simple" xlink:show="embed" xlink:actuate="onLoad"/></draw:frame> <text:s/></text:p>
      </style:header>
      <style:footer>
        <text:p text:style-name="MP1">Recurso 13 | 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6$Win32 OpenOffice.org_project/416m1$Build-9790</meta:generator>
    <dc:date>2019-02-14T20:46:08.25</dc:date>
    <meta:document-statistic meta:table-count="4" meta:image-count="1" meta:object-count="0" meta:page-count="3" meta:paragraph-count="56" meta:word-count="95" meta:character-count="464"/>
    <meta:user-defined meta:name="Info 1"/>
    <meta:user-defined meta:name="Info 2"/>
    <meta:user-defined meta:name="Info 3"/>
    <meta:user-defined meta:name="Info 4"/>
  </office:meta>
</office:document-meta>
</file>